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825in" fo:margin-left="-0.075in" fo:margin-top="0in" fo:margin-bottom="0in" table:align="left" style:writing-mode="lr-tb"/>
    </style:style>
    <style:style style:name="Table1.A" style:family="table-column">
      <style:table-column-properties style:column-width="0.8646in"/>
    </style:style>
    <style:style style:name="Table1.B" style:family="table-column">
      <style:table-column-properties style:column-width="0.9597in"/>
    </style:style>
    <style:style style:name="Table1.C" style:family="table-column">
      <style:table-column-properties style:column-width="1.00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4">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use-window-font-color="true" style:font-name="Times New Roman"/>
    </style:style>
    <style:style style:name="P5"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2" text:outline-level="4"><text:span text:style-name="T2">MONSTER FEATS</text:span></text:h>
      <text:p text:style-name="P3"><text:span text:style-name="T5">These feats apply to abilities most commonly found amongst monsters or are related to monsters.</text:span></text:p>
      <text:p text:style-name="P4"/>
      <text:p text:style-name="P3"><text:span text:style-name="T8">ABILITY FOCUS </text:span><text:span text:style-name="T5"><text:s/>[GENERAL]</text:span></text:p>
      <text:p text:style-name="P3"><text:span text:style-name="T5">Choose one of the creature’s special attacks.</text:span></text:p>
      <text:p text:style-name="P3"><text:span text:style-name="T6">Prerequisite:</text:span><text:span text:style-name="T5"> Special attack.</text:span></text:p>
      <text:p text:style-name="P3"><text:span text:style-name="T6">Benefit:</text:span><text:span text:style-name="T5"> Add +2 to the DC for all saving throws against the special attack on which the creature focuses.</text:span></text:p>
      <text:p text:style-name="P3"><text:span text:style-name="T6">Special:</text:span><text:span text:style-name="T5"> A creature can gain this feat multiple times. Its effects do not stack. Each time the creature takes the feat it applies to a different special attack.</text:span></text:p>
      <text:p text:style-name="P4"/>
      <text:p text:style-name="P3"><text:span text:style-name="T8">AWESOME BLOW </text:span><text:span text:style-name="T5">[GENERAL, FIGHTER]</text:span></text:p>
      <text:p text:style-name="P3"><text:span text:style-name="T6">Prerequisites:</text:span><text:span text:style-name="T5"> Str 25, Power Attack, Improved Bull Rush, size Large or larger.</text:span></text:p>
      <text:p text:style-name="P3"><text:span text:style-name="T6">Benefit:</text:span><text:span text:style-name="T5"> As a standard action, the creature may choose to subtract 4 from its melee attack roll and deliver an awesome blow. If the creature hits a corporeal opponent smaller than itself with an awesome blow, its opponent must succeed on a Reflex save (DC = damage dealt) or be knocked flying 10 feet in a direction of the attacking creature’s choice and fall prone. The attacking creature can only push the opponent in a straight line, and the opponent can’t move closer to the attacking creature than the square it started in. If an obstacle prevents the completion of the opponent’s move, the opponent and the obstacle each take 1d6 points of damage, and the opponent stops in the space adjacent to the obstacle.</text:span></text:p>
      <text:p text:style-name="P4"/>
      <text:p text:style-name="P3"><text:span text:style-name="T8">CRAFT CONSTRUCT </text:span><text:span text:style-name="T5">[ITEM CREATION]</text:span></text:p>
      <text:p text:style-name="P3"><text:span text:style-name="T6">Prerequisites:</text:span><text:span text:style-name="T5"> Craft Magic Arms and Armor, Craft Wondrous Item.</text:span></text:p>
      <text:p text:style-name="P3"><text:span text:style-name="T6">Benefit:</text:span><text:span text:style-name="T5"> A creature with this feat can create any construct whose prerequisites it meets. Enchanting a construct takes one day for each 1,000 gp in its market price. To enchant a construct, a spellcaster must spend 1/25 the item’s price in XP and use up raw materials costing half of this price (see individual construct monster entries for details).</text:span></text:p>
      <text:p text:style-name="P3"><text:span text:style-name="T5">A creature with this feat can repair constructs that have taken damage. In one day of work, the creature can repair up to 20 points of damage by expending 50 gp per point of damage repaired.</text:span></text:p>
      <text:p text:style-name="P3"><text:span text:style-name="T5">A newly created construct has average hit points for its Hit Dice.</text:span></text:p>
      <text:p text:style-name="P4"/>
      <text:p text:style-name="P3"><text:soft-page-break/><text:span text:style-name="T1">EMPOWER SPELL-LIKE ABILITY </text:span><text:span text:style-name="T3"><text:s/>[GENERAL]</text:span></text:p>
      <text:p text:style-name="P3"><text:span text:style-name="T4">Prerequisite:</text:span><text:span text:style-name="T3"> Spell-like ability at caster level 6th or higher.</text:span></text:p>
      <text:p text:style-name="P3"><text:span text:style-name="T4">Benefit:</text:span><text:span text:style-name="T3"> Choose one of the creature’s spell-like abilities, subject to the restrictions below. The creature can use that ability as an empowered spell-like ability three times per day (or less, if the ability is normally usable only once or twice per day).</text:span></text:p>
      <text:p text:style-name="P3"><text:span text:style-name="T3">When a creature uses an empowered spell-like ability, all variable, numeric effects of the spell-like ability are increased by one half. Saving throws and opposed rolls are not affected. Spell-like abilities without random variables are not affected.</text:span></text:p>
      <text:p text:style-name="P3"><text:span text:style-name="T3">The creature can only select a spell-like ability duplicating a spell with a level less than or equal to half its caster level (round down) –2. For a summary, see the table in the description of the Quicken Spell-Like Ability feat. </text:span></text:p>
      <text:p text:style-name="P3"><text:span text:style-name="T4">Special:</text:span><text:span text:style-name="T3"> This feat can be taken multiple times. Each time it is taken, the creature can apply it to a different one of its spell-like abilities.</text:span></text:p>
      <text:p text:style-name="P4"/>
      <text:p text:style-name="P3"><text:span text:style-name="T8">FLYBY ATTACK </text:span><text:span text:style-name="T5"><text:s/>[GENERAL]</text:span></text:p>
      <text:p text:style-name="P3"><text:span text:style-name="T6">Prerequisite:</text:span><text:span text:style-name="T5"> Fly speed.</text:span></text:p>
      <text:p text:style-name="P3"><text:span text:style-name="T6">Benefit:</text:span><text:span text:style-name="T5"> When flying, the creature can take a move action (including a dive) and another standard action at any point during the move. The creature cannot take a second move action during a round when it makes a flyby attack.</text:span></text:p>
      <text:p text:style-name="P3"><text:span text:style-name="T6">Normal: </text:span><text:span text:style-name="T5">Without this feat, the creature takes a standard action either before or after its move.</text:span></text:p>
      <text:p text:style-name="P4"/>
      <text:p text:style-name="P3"><text:span text:style-name="T8">HOVER </text:span><text:span text:style-name="T5"><text:s/>[GENERAL]</text:span></text:p>
      <text:p text:style-name="P3"><text:span text:style-name="T6">Prerequisite:</text:span><text:span text:style-name="T5"> Fly speed.</text:span></text:p>
      <text:p text:style-name="P3"><text:span text:style-name="T6">Benefit:</text:span><text:span text:style-name="T5"> When flying, the creature can halt its forward motion and hover in place as a move action. It can then fly in any direction, including straight down or straight up, at half speed, regardless of its maneuverability.</text:span></text:p>
      <text:p text:style-name="P3"><text:span text:style-name="T5">If a creature begins its turn hovering, it can hover in place for the turn and take a full-round action. A hovering creature cannot make wing attacks, but it can attack with all other limbs and appendages it could use in a full attack. The creature can instead use a breath weapon or cast a spell instead of making physical attacks, if it could normally do so.</text:span></text:p>
      <text:p text:style-name="P3"><text:span text:style-name="T5">If a creature of Large size or larger hovers within 20 feet of the ground in an area with lots of loose debris, the draft from its wings creates a hemispherical cloud with a radius of 60 feet. The winds so generated can snuff torches, small campfires, exposed lanterns, and other small, open flames of non-magical origin. Clear vision within the cloud is limited to 10 feet. Creatures have concealment at 15 to 20 feet (20% miss chance). At 25 feet or more, creatures have total concealment (50% miss chance, and opponents cannot use sight to locate the creature).</text:span></text:p>
      <text:p text:style-name="P3"><text:span text:style-name="T5">Those caught in the cloud must succeed on a Concentration check (DC 10 + 1/2 creature’s HD) to cast a spell.</text:span></text:p>
      <text:p text:style-name="P3"><text:span text:style-name="T6">Normal: </text:span><text:span text:style-name="T5">Without this feat, a creature must keep moving while flying unless it has perfect maneuverability.</text:span></text:p>
      <text:p text:style-name="P4"/>
      <text:p text:style-name="P3"><text:span text:style-name="T8">IMPROVED NATURAL ARMOR </text:span><text:span text:style-name="T5"><text:s/>[GENERAL]</text:span></text:p>
      <text:p text:style-name="P3"><text:soft-page-break/><text:span text:style-name="T6">Prerequisites:</text:span><text:span text:style-name="T5"> Natural armor, Con 13.</text:span></text:p>
      <text:p text:style-name="P3"><text:span text:style-name="T6">Benefit:</text:span><text:span text:style-name="T5"> The creature’s natural armor bonus increases by 1.</text:span></text:p>
      <text:p text:style-name="P3"><text:span text:style-name="T6">Special:</text:span><text:span text:style-name="T5"> A creature can gain this feat multiple times. Each time the creature takes the feat its natural armor bonus increases by another point.</text:span></text:p>
      <text:p text:style-name="P4"/>
      <text:p text:style-name="P3"><text:span text:style-name="T8">IMPROVED NATURAL ATTACK </text:span><text:span text:style-name="T5"><text:s/>[GENERAL]</text:span></text:p>
      <text:p text:style-name="P3"><text:span text:style-name="T6">Prerequisite:</text:span><text:span text:style-name="T5"> Natural weapon, base attack bonus +4.</text:span></text:p>
      <text:p text:style-name="P3"><text:span text:style-name="T6">Benefit:</text:span><text:span text:style-name="T5"> Choose one of the creature’s natural attack forms. The damage for this natural weapon increases by one step, as if the creature’s size had increased by one category: 1d2, 1d3, 1d4, 1d6, 1d8, 2d6, 3d6, 4d6, 6d6, 8d6, 12d6. </text:span></text:p>
      <text:p text:style-name="P3"><text:span text:style-name="T5">A weapon or attack that deals 1d10 points of damage increases as follows: 1d10, 2d8, 3d8, 4d8, 6d8, 8d8, 12d8.</text:span></text:p>
      <text:p text:style-name="P4"/>
      <text:p text:style-name="P3"><text:span text:style-name="T8">MULTIATTACK </text:span><text:span text:style-name="T5"><text:s/>[GENERAL]</text:span></text:p>
      <text:p text:style-name="P3"><text:span text:style-name="T6">Prerequisite:</text:span><text:span text:style-name="T5"> Three or more natural attacks.</text:span></text:p>
      <text:p text:style-name="P3"><text:span text:style-name="T6">Benefit:</text:span><text:span text:style-name="T5"> The creature’s secondary attacks with natural weapons take only a –2 penalty.</text:span></text:p>
      <text:p text:style-name="P3"><text:span text:style-name="T6">Normal:</text:span><text:span text:style-name="T5"> Without this feat, the creature’s secondary attacks with natural weapons take a –5 penalty.</text:span></text:p>
      <text:p text:style-name="P4"/>
      <text:p text:style-name="P3"><text:span text:style-name="T8">MULTIWEAPON FIGHTING </text:span><text:span text:style-name="T5"><text:s/>[GENERAL]</text:span></text:p>
      <text:p text:style-name="P3"><text:span text:style-name="T6">Prerequisites:</text:span><text:span text:style-name="T5"> Dex 13, three or more hands.</text:span></text:p>
      <text:p text:style-name="P3"><text:span text:style-name="T6">Benefit:</text:span><text:span text:style-name="T5"> Penalties for fighting with multiple weapons are reduced by 2 with the primary hand and reduced by 6 with off hands.</text:span></text:p>
      <text:p text:style-name="P3"><text:span text:style-name="T6">Normal:</text:span><text:span text:style-name="T5"> A creature without this feat takes a –6 penalty on attacks made with its primary hand and a –10 penalty on attacks made with its off hands. (It has one primary hand, and all the others are off hands.) See Two-Weapon Fighting</text:span><text:span text:style-name="T7">.</text:span></text:p>
      <text:p text:style-name="P3"><text:span text:style-name="T6">Special:</text:span><text:span text:style-name="T5"> This feat replaces the Two-Weapon Fighting feat for creatures with more than two arms.</text:span></text:p>
      <text:p text:style-name="P4"/>
      <text:p text:style-name="P3"><text:span text:style-name="T8">QUICKEN SPELL-LIKE ABILITY </text:span><text:span text:style-name="T5"><text:s/>[GENERAL]</text:span></text:p>
      <text:p text:style-name="P3"><text:soft-page-break/><text:span text:style-name="T6">Prerequisite:</text:span><text:span text:style-name="T5"> Spell-like ability at caster level 10th or higher.</text:span></text:p>
      <text:p text:style-name="P3"><text:span text:style-name="T6">Benefit:</text:span><text:span text:style-name="T5"> Choose one of the creature’s spell-like abilities, subject to the restrictions described below. The creature can use that ability as a quickened spell-like ability three times per day (or less, if the ability is normally usable only once or twice per day).</text:span></text:p>
      <text:p text:style-name="P3"><text:span text:style-name="T5">Using a quickened spell-like ability is a free action that does not provoke an attack of opportunity. The creature can perform another action—including the use of another spell-like ability—in the same round that it uses a quickened spell-like ability. The creature may use only one quickened spell-like ability per round.</text:span></text:p>
      <text:p text:style-name="P3"><text:span text:style-name="T5">The creature can only select a spell-like ability duplicating a spell with a level less than or equal to half its caster level (round down) –4. For a summary, see the table below.</text:span></text:p>
      <text:p text:style-name="P3"><text:span text:style-name="T5">In addition, a spell-like ability that duplicates a spell with a casting time greater than 1 full round cannot be quickened.</text:span></text:p>
      <text:p text:style-name="P3"><text:span text:style-name="T6">Normal: </text:span><text:span text:style-name="T5">Normally the use of a spell-like ability requires a standard action and provokes an attack of opportunity unless noted otherwise.</text:span></text:p>
      <text:p text:style-name="P3"><text:span text:style-name="T6">Special:</text:span><text:span text:style-name="T5"> This feat can be taken multiple times. Each time it is taken, the creature can apply it to a different one of its spell-like abilities.</text:span></text:p>
      <text:p text:style-name="P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text:span text:style-name="T6">Empower and Quicken Spell-Like Ability</text:span></text:p>
          </table:table-cell>
          <table:covered-table-cell/>
          <table:covered-table-cell/>
        </table:table-row>
        <table:table-row table:style-name="Table1.1">
          <table:table-cell table:style-name="Table1.A2" office:value-type="string">
            <text:p text:style-name="P8"><text:span text:style-name="T6">Spell Level</text:span></text:p>
          </table:table-cell>
          <table:table-cell table:style-name="Table1.A2" office:value-type="string">
            <text:p text:style-name="P8"><text:span text:style-name="T6">Caster Level to Empower</text:span></text:p>
          </table:table-cell>
          <table:table-cell table:style-name="Table1.A2" office:value-type="string">
            <text:p text:style-name="P8"><text:span text:style-name="T6">Caster Level to Quicken</text:span></text:p>
          </table:table-cell>
        </table:table-row>
        <table:table-row table:style-name="Table1.1">
          <table:table-cell table:style-name="Table1.A2" office:value-type="string">
            <text:p text:style-name="P7"><text:span text:style-name="T5">0</text:span></text:p>
          </table:table-cell>
          <table:table-cell table:style-name="Table1.A2" office:value-type="string">
            <text:p text:style-name="P7"><text:span text:style-name="T5">4th</text:span></text:p>
          </table:table-cell>
          <table:table-cell table:style-name="Table1.A2" office:value-type="string">
            <text:p text:style-name="P7"><text:span text:style-name="T5">8th</text:span></text:p>
          </table:table-cell>
        </table:table-row>
        <table:table-row table:style-name="Table1.1">
          <table:table-cell table:style-name="Table1.A2" office:value-type="string">
            <text:p text:style-name="P7"><text:span text:style-name="T5">1st</text:span></text:p>
          </table:table-cell>
          <table:table-cell table:style-name="Table1.A2" office:value-type="string">
            <text:p text:style-name="P7"><text:span text:style-name="T5">6th</text:span></text:p>
          </table:table-cell>
          <table:table-cell table:style-name="Table1.A2" office:value-type="string">
            <text:p text:style-name="P7"><text:span text:style-name="T5">10th</text:span></text:p>
          </table:table-cell>
        </table:table-row>
        <table:table-row table:style-name="Table1.1">
          <table:table-cell table:style-name="Table1.A2" office:value-type="string">
            <text:p text:style-name="P7"><text:span text:style-name="T5">2nd</text:span></text:p>
          </table:table-cell>
          <table:table-cell table:style-name="Table1.A2" office:value-type="string">
            <text:p text:style-name="P7"><text:span text:style-name="T5">8th</text:span></text:p>
          </table:table-cell>
          <table:table-cell table:style-name="Table1.A2" office:value-type="string">
            <text:p text:style-name="P7"><text:span text:style-name="T5">12th</text:span></text:p>
          </table:table-cell>
        </table:table-row>
        <table:table-row table:style-name="Table1.1">
          <table:table-cell table:style-name="Table1.A2" office:value-type="string">
            <text:p text:style-name="P7"><text:span text:style-name="T5">3rd</text:span></text:p>
          </table:table-cell>
          <table:table-cell table:style-name="Table1.A2" office:value-type="string">
            <text:p text:style-name="P7"><text:span text:style-name="T5">10th</text:span></text:p>
          </table:table-cell>
          <table:table-cell table:style-name="Table1.A2" office:value-type="string">
            <text:p text:style-name="P7"><text:span text:style-name="T5">14th</text:span></text:p>
          </table:table-cell>
        </table:table-row>
        <table:table-row table:style-name="Table1.1">
          <table:table-cell table:style-name="Table1.A2" office:value-type="string">
            <text:p text:style-name="P7"><text:span text:style-name="T5">4th</text:span></text:p>
          </table:table-cell>
          <table:table-cell table:style-name="Table1.A2" office:value-type="string">
            <text:p text:style-name="P7"><text:span text:style-name="T5">12th</text:span></text:p>
          </table:table-cell>
          <table:table-cell table:style-name="Table1.A2" office:value-type="string">
            <text:p text:style-name="P7"><text:span text:style-name="T5">16th</text:span></text:p>
          </table:table-cell>
        </table:table-row>
        <table:table-row table:style-name="Table1.1">
          <table:table-cell table:style-name="Table1.A2" office:value-type="string">
            <text:p text:style-name="P7"><text:span text:style-name="T5">5th</text:span></text:p>
          </table:table-cell>
          <table:table-cell table:style-name="Table1.A2" office:value-type="string">
            <text:p text:style-name="P7"><text:span text:style-name="T5">14th</text:span></text:p>
          </table:table-cell>
          <table:table-cell table:style-name="Table1.A2" office:value-type="string">
            <text:p text:style-name="P7"><text:span text:style-name="T5">18th</text:span></text:p>
          </table:table-cell>
        </table:table-row>
        <table:table-row table:style-name="Table1.1">
          <table:table-cell table:style-name="Table1.A2" office:value-type="string">
            <text:p text:style-name="P7"><text:span text:style-name="T5">6th</text:span></text:p>
          </table:table-cell>
          <table:table-cell table:style-name="Table1.A2" office:value-type="string">
            <text:p text:style-name="P7"><text:span text:style-name="T5">16th</text:span></text:p>
          </table:table-cell>
          <table:table-cell table:style-name="Table1.A2" office:value-type="string">
            <text:p text:style-name="P7"><text:span text:style-name="T5">20th</text:span></text:p>
          </table:table-cell>
        </table:table-row>
        <table:table-row table:style-name="Table1.1">
          <table:table-cell table:style-name="Table1.A2" office:value-type="string">
            <text:p text:style-name="P7"><text:span text:style-name="T5">7th</text:span></text:p>
          </table:table-cell>
          <table:table-cell table:style-name="Table1.A2" office:value-type="string">
            <text:p text:style-name="P7"><text:span text:style-name="T5">18th</text:span></text:p>
          </table:table-cell>
          <table:table-cell table:style-name="Table1.A2" office:value-type="string">
            <text:p text:style-name="P7"><text:span text:style-name="T5">—</text:span></text:p>
          </table:table-cell>
        </table:table-row>
        <table:table-row table:style-name="Table1.1">
          <table:table-cell table:style-name="Table1.A2" office:value-type="string">
            <text:p text:style-name="P7"><text:span text:style-name="T5">8th</text:span></text:p>
          </table:table-cell>
          <table:table-cell table:style-name="Table1.A2" office:value-type="string">
            <text:p text:style-name="P7"><text:span text:style-name="T5">20th</text:span></text:p>
          </table:table-cell>
          <table:table-cell table:style-name="Table1.A2" office:value-type="string">
            <text:p text:style-name="P7"><text:span text:style-name="T5">—</text:span></text:p>
          </table:table-cell>
        </table:table-row>
        <table:table-row table:style-name="Table1.1">
          <table:table-cell table:style-name="Table1.A12" office:value-type="string">
            <text:p text:style-name="P8"><text:span text:style-name="T5">9th</text:span></text:p>
          </table:table-cell>
          <table:table-cell table:style-name="Table1.A12" office:value-type="string">
            <text:p text:style-name="P8"><text:span text:style-name="T5">—</text:span></text:p>
          </table:table-cell>
          <table:table-cell table:style-name="Table1.A12" office:value-type="string">
            <text:p text:style-name="P8"><text:span text:style-name="T5">—</text:span></text:p>
          </table:table-cell>
        </table:table-row>
      </table:table>
      <text:p text:style-name="P4"/>
      <text:p text:style-name="P3"><text:soft-page-break/><text:span text:style-name="T8">SNATCH </text:span><text:span text:style-name="T5"><text:s/>[GENERAL]</text:span></text:p>
      <text:p text:style-name="P3"><text:span text:style-name="T6">Prerequisite:</text:span><text:span text:style-name="T5"> Size Huge or larger.</text:span></text:p>
      <text:p text:style-name="P3"><text:span text:style-name="T6">Benefits:</text:span><text:span text:style-name="T5"> The creature can choose to start a grapple when it hits with a claw or bite attack, as though it had the improved grab special attack. If the creature gets a hold on a creature three or more sizes smaller, it squeezes each round for automatic bite or claw damage. A snatched opponent held in the creature’s mouth is not allowed a Reflex save against the creature’s breath weapon, if it has one.</text:span></text:p>
      <text:p text:style-name="P3"><text:span text:style-name="T5">The creature can drop a creature it has snatched as a free action or use a standard action to fling it aside. A flung creature travels 1d6 x 10 feet, and takes 1d6 points of damage per 10 feet traveled. If the creature flings a snatched opponent while flying, the opponent takes this amount or falling damage, whichever is greater.</text:span></text:p>
      <text:p text:style-name="P4"/>
      <text:p text:style-name="P3"><text:span text:style-name="T8">WINGOVER </text:span><text:span text:style-name="T5"><text:s/>[GENERAL]</text:span></text:p>
      <text:p text:style-name="P3"><text:span text:style-name="T6">Prerequisite:</text:span><text:span text:style-name="T5"> Fly speed.</text:span></text:p>
      <text:p text:style-name="P3"><text:span text:style-name="T6">Benefits:</text:span><text:span text:style-name="T5"> A flying creature with this feat can change direction quickly once each round as a free action. This feat allows it to turn up to 180 degrees regardless of its maneuverability, in addition to any other turns it is normally allowed. A creature cannot gain altitude during a round when it executes a wingover, but it can dive.</text:span></text:p>
      <text:p text:style-name="P3"><text:span text:style-name="T5">The change of direction consumes 10 feet of flying mo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23pt" fo:language="en" fo:country="US" style:font-size-asian="23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6" style:display-name="Heading 6" style:family="paragraph" style:parent-style-name="Standard" style:default-outline-level="6"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STER FEATS</dc:title>
    <meta:initial-creator>AKSmith</meta:initial-creator>
    <meta:creation-date>2003-06-03T14:55:00</meta:creation-date>
    <dc:date>2003-07-02T13:21:00</dc:date>
    <meta:editing-cycles>13</meta:editing-cycles>
    <meta:editing-duration>PT19S</meta:editing-duration>
    <meta:document-statistic meta:table-count="1" meta:image-count="0" meta:object-count="0" meta:page-count="5" meta:paragraph-count="100" meta:word-count="1530" meta:character-count="9019" meta:non-whitespace-character-count="7574"/>
    <meta:generator>LibreOffice/6.1.5.2$Linux_X86_64 LibreOffice_project/10$Build-2</meta:generator>
    <meta:user-defined meta:name="Company">Wizards of the Coast</meta:user-defined>
    <meta:user-defined meta:name="Operator">AKSmith</meta:user-defined>
  </office:meta>
</office:document-meta>
</file>